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atos asistenciadb</text:h>
      <text:h text:outline-level="2" text:style-name="Heading_2" text:is-list-header="true">Estructura de tabla para la tabla alumno</text:h>
      <table:table table:name="alumno_structure">
        <table:table-column table:number-columns-repeated="5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Comentarios</text:p>
          </table:table-cell>
        </table:table-row>
        <table:table-row>
          <table:table-cell office:value-type="string">
            <text:p>idalumn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pellidos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o</text:p>
          </table:table-cell>
          <table:table-cell office:value-type="string">
            <text:p>longblob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_inicio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rrera</text:p>
          </table:table-cell>
          <table:table-cell office:value-type="string">
            <text:p>varchar(3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igo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alumno</text:h>
      <table:table table:name="alumno_structure">
        <table:table-column table:number-columns-repeated="9"/>
        <table:table-row>
          <table:table-cell office:value-type="string">
            <text:p>idalumno</text:p>
          </table:table-cell>
          <table:table-cell office:value-type="string">
            <text:p>nombre</text:p>
          </table:table-cell>
          <table:table-cell office:value-type="string">
            <text:p>apellidos</text:p>
          </table:table-cell>
          <table:table-cell office:value-type="string">
            <text:p>foto</text:p>
          </table:table-cell>
          <table:table-cell office:value-type="string">
            <text:p>f_inicio</text:p>
          </table:table-cell>
          <table:table-cell office:value-type="string">
            <text:p>carrera</text:p>
          </table:table-cell>
          <table:table-cell office:value-type="string">
            <text:p>codigo</text:p>
          </table:table-cell>
          <table:table-cell office:value-type="string">
            <text:p>estado</text:p>
          </table:table-cell>
          <table:table-cell office:value-type="string">
            <text:p>fech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jherson</text:p>
          </table:table-cell>
          <table:table-cell office:value-type="string">
            <text:p>onairam</text:p>
          </table:table-cell>
          <table:table-cell office:value-type="string">
            <text:p/>
          </table:table-cell>
          <table:table-cell office:value-type="string">
            <text:p>2016-12-29</text:p>
          </table:table-cell>
          <table:table-cell office:value-type="string">
            <text:p>computacion e informatica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2016-12-29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2017-01-09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lver</text:p>
          </table:table-cell>
          <table:table-cell office:value-type="string">
            <text:p>galarga</text:p>
          </table:table-cell>
          <table:table-cell office:value-type="string">
            <text:p/>
          </table:table-cell>
          <table:table-cell office:value-type="string">
            <text:p>2017-02-21</text:p>
          </table:table-cell>
          <table:table-cell office:value-type="string">
            <text:p>Computacion</text:p>
          </table:table-cell>
          <table:table-cell office:value-type="string">
            <text:p>Google</text:p>
          </table:table-cell>
          <table:table-cell office:value-type="float" office:value="1">
            <text:p>1</text:p>
          </table:table-cell>
          <table:table-cell office:value-type="string">
            <text:p>2017-02-2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Jherson</text:p>
          </table:table-cell>
          <table:table-cell office:value-type="string">
            <text:p>Onairam</text:p>
          </table:table-cell>
          <table:table-cell office:value-type="string">
            <text:p/>
          </table:table-cell>
          <table:table-cell office:value-type="string">
            <text:p>2017-02-22</text:p>
          </table:table-cell>
          <table:table-cell office:value-type="string">
            <text:p>computacion e informatica</text:p>
          </table:table-cell>
          <table:table-cell office:value-type="string">
            <text:p>Sr-Pingon</text:p>
          </table:table-cell>
          <table:table-cell office:value-type="float" office:value="1">
            <text:p>1</text:p>
          </table:table-cell>
          <table:table-cell office:value-type="string">
            <text:p>2017-02-22</text:p>
          </table:table-cell>
        </table:table-row>
      </table:table>
      <text:h text:outline-level="2" text:style-name="Heading_2" text:is-list-header="true">Estructura de tabla para la tabla asistencia</text:h>
      <table:table table:name="asistencia_structure">
        <table:table-column table:number-columns-repeated="5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Comentarios</text:p>
          </table:table-cell>
        </table:table-row>
        <table:table-row>
          <table:table-cell office:value-type="string">
            <text:p>idasistenci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alumn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igo_alumno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tarjet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rrera</text:p>
          </table:table-cell>
          <table:table-cell office:value-type="string">
            <text:p>varchar(3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ra_entrada</text:p>
          </table:table-cell>
          <table:table-cell office:value-type="string">
            <text:p>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asistencia</text:h>
      <table:table table:name="asistencia_structure">
        <table:table-column table:number-columns-repeated="8"/>
        <table:table-row>
          <table:table-cell office:value-type="string">
            <text:p>idasistencia</text:p>
          </table:table-cell>
          <table:table-cell office:value-type="string">
            <text:p>idalumno</text:p>
          </table:table-cell>
          <table:table-cell office:value-type="string">
            <text:p>codigo_alumno</text:p>
          </table:table-cell>
          <table:table-cell office:value-type="string">
            <text:p>idtarjeta</text:p>
          </table:table-cell>
          <table:table-cell office:value-type="string">
            <text:p>carrera</text:p>
          </table:table-cell>
          <table:table-cell office:value-type="string">
            <text:p>hora_entrada</text:p>
          </table:table-cell>
          <table:table-cell office:value-type="string">
            <text:p>estado</text:p>
          </table:table-cell>
          <table:table-cell office:value-type="string">
            <text:p>fecha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Computacion</text:p>
          </table:table-cell>
          <table:table-cell office:value-type="string">
            <text:p>00:00:00</text:p>
          </table:table-cell>
          <table:table-cell office:value-type="float" office:value="1">
            <text:p>1</text:p>
          </table:table-cell>
          <table:table-cell office:value-type="string">
            <text:p>2017-02-2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Google</text:p>
          </table:table-cell>
          <table:table-cell office:value-type="float" office:value="0">
            <text:p>0</text:p>
          </table:table-cell>
          <table:table-cell office:value-type="string">
            <text:p>Computacion</text:p>
          </table:table-cell>
          <table:table-cell office:value-type="string">
            <text:p>15:50:18</text:p>
          </table:table-cell>
          <table:table-cell office:value-type="float" office:value="1">
            <text:p>1</text:p>
          </table:table-cell>
          <table:table-cell office:value-type="string">
            <text:p>2017-02-22</text:p>
          </table:table-cell>
        </table:table-row>
      </table:table>
      <text:h text:outline-level="2" text:style-name="Heading_2" text:is-list-header="true">Estructura de tabla para la tabla carrera</text:h>
      <table:table table:name="carrera_structure">
        <table:table-column table:number-columns-repeated="5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Comentarios</text:p>
          </table:table-cell>
        </table:table-row>
        <table:table-row>
          <table:table-cell office:value-type="string">
            <text:p>idcarrer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_carrera</text:p>
          </table:table-cell>
          <table:table-cell office:value-type="string">
            <text:p>varchar(4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igo_carrera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carrera</text:h>
      <table:table table:name="carrera_structure">
        <table:table-column table:number-columns-repeated="5"/>
        <table:table-row>
          <table:table-cell office:value-type="string">
            <text:p>idcarrera</text:p>
          </table:table-cell>
          <table:table-cell office:value-type="string">
            <text:p>name_carrera</text:p>
          </table:table-cell>
          <table:table-cell office:value-type="string">
            <text:p>codigo_carrera</text:p>
          </table:table-cell>
          <table:table-cell office:value-type="string">
            <text:p>estado</text:p>
          </table:table-cell>
          <table:table-cell office:value-type="string">
            <text:p>fech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omputacion e informatica</text:p>
          </table:table-cell>
          <table:table-cell office:value-type="string">
            <text:p>ci</text:p>
          </table:table-cell>
          <table:table-cell office:value-type="float" office:value="1">
            <text:p>1</text:p>
          </table:table-cell>
          <table:table-cell office:value-type="string">
            <text:p>2016-10-19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lta cocina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string">
            <text:p>2016-12-26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nfermeria</text:p>
          </table:table-cell>
          <table:table-cell office:value-type="string">
            <text:p>EF</text:p>
          </table:table-cell>
          <table:table-cell office:value-type="float" office:value="1">
            <text:p>1</text:p>
          </table:table-cell>
          <table:table-cell office:value-type="string">
            <text:p>2016-12-28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2017-01-09</text:p>
          </table:table-cell>
        </table:table-row>
      </table:table>
      <text:h text:outline-level="2" text:style-name="Heading_2" text:is-list-header="true">Estructura de tabla para la tabla personal</text:h>
      <table:table table:name="personal_structure">
        <table:table-column table:number-columns-repeated="5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Comentario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ersonal</text:h>
      <table:table table:name="personal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pass</text:p>
          </table:table-cell>
          <table:table-cell office:value-type="string">
            <text:p>estado</text:p>
          </table:table-cell>
          <table:table-cell office:value-type="string">
            <text:p>fech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 office:value-type="string">
            <text:p>2016-12-16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usuario</text:p>
          </table:table-cell>
          <table:table-cell office:value-type="string">
            <text:p>usuario</text:p>
          </table:table-cell>
          <table:table-cell office:value-type="float" office:value="1">
            <text:p>1</text:p>
          </table:table-cell>
          <table:table-cell office:value-type="string">
            <text:p>2016-12-16</text:p>
          </table:table-cell>
        </table:table-row>
      </table:table>
      <text:h text:outline-level="2" text:style-name="Heading_2" text:is-list-header="true">Estructura de tabla para la tabla tarjeta</text:h>
      <table:table table:name="tarjeta_structure">
        <table:table-column table:number-columns-repeated="5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Comentarios</text:p>
          </table:table-cell>
        </table:table-row>
        <table:table-row>
          <table:table-cell office:value-type="string">
            <text:p>idtarjet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alumn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rrera</text:p>
          </table:table-cell>
          <table:table-cell office:value-type="string">
            <text:p>varchar(3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igo_alumn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_ini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tarjeta</text:h>
      <table:table table:name="tarjeta_structure">
        <table:table-column table:number-columns-repeated="7"/>
        <table:table-row>
          <table:table-cell office:value-type="string">
            <text:p>idtarjeta</text:p>
          </table:table-cell>
          <table:table-cell office:value-type="string">
            <text:p>idalumno</text:p>
          </table:table-cell>
          <table:table-cell office:value-type="string">
            <text:p>carrera</text:p>
          </table:table-cell>
          <table:table-cell office:value-type="string">
            <text:p>codigo_alumno</text:p>
          </table:table-cell>
          <table:table-cell office:value-type="string">
            <text:p>f_ini</text:p>
          </table:table-cell>
          <table:table-cell office:value-type="string">
            <text:p>estado</text:p>
          </table:table-cell>
          <table:table-cell office:value-type="string">
            <text:p>fecha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1</meta:generator>
    <meta:initial-creator>phpMyAdmin 4.5.1</meta:initial-creator>
    <meta:creation-date>2017-02-22T22:22:14</meta:creation-date>
  </office:meta>
</office:document-meta>
</file>